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200000090000A42100005CC1398EF50BBBE94288.wmf" manifest:media-type="image/x-wm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2"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6931in" table:align="margins" style:writing-mode="lr-tb"/>
    </style:style>
    <style:style style:name="Table2.A" style:family="table-column">
      <style:table-column-properties style:column-width="3.0118in" style:rel-column-width="29490*"/>
    </style:style>
    <style:style style:name="Table2.B" style:family="table-column">
      <style:table-column-properties style:column-width="2.3424in" style:rel-column-width="22938*"/>
    </style:style>
    <style:style style:name="Table2.C"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25in" fo:margin-left="0.0458in" fo:margin-top="0in" fo:margin-bottom="0in" table:align="left" style:writing-mode="lr-tb"/>
    </style:style>
    <style:style style:name="Table1.A" style:family="table-column">
      <style:table-column-properties style:column-width="1.7188in"/>
    </style:style>
    <style:style style:name="Table1.B" style:family="table-column">
      <style:table-column-properties style:column-width="4.906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3" style:family="table">
      <style:table-properties style:width="6.625in" fo:margin-left="0.0458in" fo:margin-top="0in" fo:margin-bottom="0in" table:align="left" style:writing-mode="lr-tb"/>
    </style:style>
    <style:style style:name="Table3.A" style:family="table-column">
      <style:table-column-properties style:column-width="2in"/>
    </style:style>
    <style:style style:name="Table3.B" style:family="table-column">
      <style:table-column-properties style:column-width="4.62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6931in" table:align="margins" style:writing-mode="lr-tb"/>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28b3b5"/>
    </style:style>
    <style:style style:name="P3" style:family="paragraph" style:parent-style-name="Standard">
      <style:text-properties officeooo:paragraph-rsid="0029a994"/>
    </style:style>
    <style:style style:name="P4" style:family="paragraph" style:parent-style-name="Standard">
      <style:text-properties officeooo:rsid="002b135e" officeooo:paragraph-rsid="002b135e"/>
    </style:style>
    <style:style style:name="P5" style:family="paragraph" style:parent-style-name="Standard">
      <style:text-properties officeooo:paragraph-rsid="0031413d"/>
    </style:style>
    <style:style style:name="P6" style:family="paragraph" style:parent-style-name="Standard">
      <style:text-properties officeooo:rsid="0032413b" officeooo:paragraph-rsid="0032413b"/>
    </style:style>
    <style:style style:name="P7" style:family="paragraph" style:parent-style-name="Standard">
      <style:text-properties officeooo:paragraph-rsid="0032413b"/>
    </style:style>
    <style:style style:name="P8" style:family="paragraph" style:parent-style-name="Standard">
      <style:text-properties officeooo:rsid="0036a2f5" officeooo:paragraph-rsid="0036b52f"/>
    </style:style>
    <style:style style:name="P9" style:family="paragraph" style:parent-style-name="Standard">
      <style:text-properties officeooo:rsid="003812c4" officeooo:paragraph-rsid="003812c4"/>
    </style:style>
    <style:style style:name="P10" style:family="paragraph" style:parent-style-name="Standard">
      <style:text-properties officeooo:paragraph-rsid="003913ad"/>
    </style:style>
    <style:style style:name="P11" style:family="paragraph" style:parent-style-name="Standard">
      <style:text-properties officeooo:rsid="003e19b9" officeooo:paragraph-rsid="003e19b9"/>
    </style:style>
    <style:style style:name="P12" style:family="paragraph" style:parent-style-name="Standard">
      <style:text-properties officeooo:paragraph-rsid="00405927"/>
    </style:style>
    <style:style style:name="P13" style:family="paragraph" style:parent-style-name="Standard">
      <style:text-properties officeooo:rsid="00405927" officeooo:paragraph-rsid="00405927"/>
    </style:style>
    <style:style style:name="P14" style:family="paragraph" style:parent-style-name="Standard">
      <style:text-properties officeooo:rsid="00406ef7" officeooo:paragraph-rsid="00406ef7"/>
    </style:style>
    <style:style style:name="P15" style:family="paragraph" style:parent-style-name="Standard">
      <style:paragraph-properties fo:margin-top="0in" fo:margin-bottom="0.139in" loext:contextual-spacing="false" fo:line-height="115%"/>
      <style:text-properties officeooo:paragraph-rsid="0029a994" style:font-name-asian="Times New Roman"/>
    </style:style>
    <style:style style:name="P16" style:family="paragraph" style:parent-style-name="Standard">
      <style:paragraph-properties fo:margin-top="0in" fo:margin-bottom="0.139in" loext:contextual-spacing="false" fo:line-height="115%"/>
      <style:text-properties officeooo:rsid="003913ad" officeooo:paragraph-rsid="003913ad" style:font-name-asian="Times New Roman"/>
    </style:style>
    <style:style style:name="P17" style:family="paragraph" style:parent-style-name="Heading_20_2">
      <style:text-properties officeooo:paragraph-rsid="0028b3b5"/>
    </style:style>
    <style:style style:name="P18" style:family="paragraph" style:parent-style-name="Heading_20_2">
      <style:text-properties officeooo:paragraph-rsid="0029a994"/>
    </style:style>
    <style:style style:name="P19" style:family="paragraph" style:parent-style-name="Heading_20_3">
      <style:text-properties officeooo:paragraph-rsid="0028b3b5"/>
    </style:style>
    <style:style style:name="P20" style:family="paragraph" style:parent-style-name="Heading_20_3">
      <style:text-properties officeooo:paragraph-rsid="0029a994"/>
    </style:style>
    <style:style style:name="P21" style:family="paragraph" style:parent-style-name="Heading_20_3">
      <style:text-properties officeooo:paragraph-rsid="003913ad"/>
    </style:style>
    <style:style style:name="P22" style:family="paragraph" style:parent-style-name="Heading_20_3">
      <style:text-properties officeooo:paragraph-rsid="00405927"/>
    </style:style>
    <style:style style:name="P23" style:family="paragraph" style:parent-style-name="Heading_20_4">
      <style:text-properties officeooo:paragraph-rsid="0028b3b5"/>
    </style:style>
    <style:style style:name="P24" style:family="paragraph" style:parent-style-name="Standard">
      <style:paragraph-properties fo:margin-top="0in" fo:margin-bottom="0.139in" loext:contextual-spacing="false" fo:line-height="115%"/>
      <style:text-properties fo:language="en" fo:country="US" officeooo:paragraph-rsid="0029a994" style:font-name-asian="Times New Roman"/>
    </style:style>
    <style:style style:name="P25" style:family="paragraph" style:parent-style-name="Standard">
      <style:paragraph-properties fo:margin-top="0in" fo:margin-bottom="0.139in" loext:contextual-spacing="false" fo:line-height="115%"/>
      <style:text-properties fo:language="en" fo:country="US" officeooo:rsid="003ad13b" officeooo:paragraph-rsid="003ad13b" style:font-name-asian="Times New Roman"/>
    </style:style>
    <style:style style:name="P26" style:family="paragraph" style:parent-style-name="Standard">
      <style:paragraph-properties fo:margin-top="0in" fo:margin-bottom="0.139in" loext:contextual-spacing="false" fo:line-height="115%"/>
      <style:text-properties fo:language="en" fo:country="US" officeooo:rsid="003913ad" officeooo:paragraph-rsid="003913ad" style:font-name-asian="Times New Roman"/>
    </style:style>
    <style:style style:name="P27" style:family="paragraph" style:parent-style-name="Standard">
      <style:text-properties fo:language="en" fo:country="US" officeooo:rsid="00103a3f" officeooo:paragraph-rsid="0029a994"/>
    </style:style>
    <style:style style:name="P28" style:family="paragraph" style:parent-style-name="Standard">
      <style:text-properties fo:language="en" fo:country="US" officeooo:rsid="00103a3f" officeooo:paragraph-rsid="00405927"/>
    </style:style>
    <style:style style:name="P29" style:family="paragraph" style:parent-style-name="Standard">
      <style:text-properties officeooo:rsid="0040e4df" officeooo:paragraph-rsid="0040e4df"/>
    </style:style>
    <style:style style:name="P30" style:family="paragraph" style:parent-style-name="Heading_20_1" style:master-page-name="Standard">
      <style:paragraph-properties style:page-number="auto"/>
      <style:text-properties officeooo:paragraph-rsid="0029a994"/>
    </style:style>
    <style:style style:name="P31" style:family="paragraph" style:parent-style-name="Heading_20_2">
      <style:text-properties fo:language="en" fo:country="US" officeooo:paragraph-rsid="00405927"/>
    </style:style>
    <style:style style:name="P32" style:family="paragraph" style:parent-style-name="κουκίδα" style:list-style-name="WWNum43">
      <style:text-properties officeooo:paragraph-rsid="0028b3b5"/>
    </style:style>
    <style:style style:name="T1" style:family="text">
      <style:text-properties fo:language="en" fo:country="US"/>
    </style:style>
    <style:style style:name="T2" style:family="text">
      <style:text-properties fo:language="en" fo:country="US" officeooo:rsid="0042bc67"/>
    </style:style>
    <style:style style:name="T3" style:family="text">
      <style:text-properties fo:language="en" fo:country="GB"/>
    </style:style>
    <style:style style:name="T4" style:family="text">
      <style:text-properties officeooo:rsid="0029a994"/>
    </style:style>
    <style:style style:name="T5" style:family="text">
      <style:text-properties officeooo:rsid="0029e1d9"/>
    </style:style>
    <style:style style:name="T6" style:family="text">
      <style:text-properties officeooo:rsid="002a75c3"/>
    </style:style>
    <style:style style:name="T7" style:family="text">
      <style:text-properties officeooo:rsid="002a88cb"/>
    </style:style>
    <style:style style:name="T8" style:family="text">
      <style:text-properties officeooo:rsid="002b135e"/>
    </style:style>
    <style:style style:name="T9" style:family="text">
      <style:text-properties officeooo:rsid="00301659"/>
    </style:style>
    <style:style style:name="T10" style:family="text">
      <style:text-properties officeooo:rsid="00323d0b"/>
    </style:style>
    <style:style style:name="T11" style:family="text">
      <style:text-properties officeooo:rsid="0036a2f5"/>
    </style:style>
    <style:style style:name="T12" style:family="text">
      <style:text-properties officeooo:rsid="0037f287"/>
    </style:style>
    <style:style style:name="T13" style:family="text">
      <style:text-properties officeooo:rsid="003913ad"/>
    </style:style>
    <style:style style:name="T14" style:family="text">
      <style:text-properties officeooo:rsid="003cb1e9"/>
    </style:style>
    <style:style style:name="T15" style:family="text">
      <style:text-properties officeooo:rsid="003d2f5c"/>
    </style:style>
    <style:style style:name="T16" style:family="text">
      <style:text-properties officeooo:rsid="00405927"/>
    </style:style>
    <style:style style:name="T17" style:family="text">
      <style:text-properties officeooo:rsid="0042f81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ΔΗΜΟΠΡΑΣΙΕΣ, ΚΟΙΝΩΝΙΚΑ ΔΙΚΤΥΑ ΚΑΙ <text:span text:style-name="T1">PORTALS</text:span></text:h>
      <text:p text:style-name="P29"><text:span text:style-name="T1">Οι ιστότοποι δημοπρασιών, κοινωνικών δικτύων και πυλών (portals) έχουν ως κοινό χαρακτηριστικό ότι ασχολούνται με κοινότητες </text:span><text:span text:style-name="T2">τα μέλη των οποίων μπορούν να επικοινωνούν μεταξύ τους, να αλληλεπιδρούν και να συναλλάσονται χρησιμοποιώντας την πλατφόρμα που προσφέρει ο ιστότοπος.</text:span></text:p>
      <text:h text:style-name="P18" text:outline-level="2">Δημοπρασίες</text:h>
      <text:p text:style-name="P3">Οι δημοπρασίες είναι αγορές όπου οι τιμές αλλάζουν δυναμικά (δυναμική τιμολόγηση) ανάλλογα με τον ανταγωνισμό ανάμεσα στους συμμετέχοντες που αγοράζουν και πουλάνε προϊόντα και υπηρεσίες. Μπορεί να είναι <text:span text:style-name="T3">C</text:span>2<text:span text:style-name="T3">C</text:span> ή <text:span text:style-name="T3">B</text:span>2<text:span text:style-name="T3">C</text:span>, υπάρχουν όμως και <text:span text:style-name="T3">B</text:span>2<text:span text:style-name="T3">B</text:span>.</text:p>
      <text:h text:style-name="P18" text:outline-level="2">Πλεονεκτήματα της δημοπρασίας</text:h>
      <text:h text:style-name="P20" text:outline-level="3">Ρευστότητα</text:h>
      <text:p text:style-name="P3">Αγοραστές και πωλητές διασυνδεδεμένοι σε <text:span text:style-name="T5">μια </text:span>παγκόσμια αγορά <text:span text:style-name="T5">και ο ένας μπορεί να βρει τον άλλον</text:span>.</text:p>
      <text:h text:style-name="P20" text:outline-level="3">Καθορισμός τιμής</text:h>
      <text:p text:style-name="P3">Η προσφορά και η ζήτηση καθορίζουν την τιμή που ανταποκρίνεται στην αγορά <text:span text:style-name="T4">και έτσι να αξιολογηθεί αξιόπιστα ένα προϊόν ή υπηρεσία.</text:span></text:p>
      <text:h text:style-name="P20" text:outline-level="3">Διαφάνεια στην τιμή</text:h>
      <text:p text:style-name="P3">Οι τιμές προϊόντων και υπηρεσιών είναι ορατές στις δημοπρασίες.</text:p>
      <text:h text:style-name="P20" text:outline-level="3">Αποδοτική αγορά</text:h>
      <text:p text:style-name="P3">Οι πελάτες έχουν πρόσβαση σε προϊόντα και υπηρεσίες <text:span text:style-name="T6">αλλά και σε καλές τιμές </text:span>που δεν θα είχαν χωρίς διαδίκτυο.</text:p>
      <text:h text:style-name="P20" text:outline-level="3">Χαμηλό κόστος συναλλαγής</text:h>
      <text:p text:style-name="P3">Το κόστος συναλλαγής είναι χαμηλό σε σχέση με μια φυσική αγορά.</text:p>
      <text:h text:style-name="P20" text:outline-level="3">Συνάθροιση πελατών</text:h>
      <text:p text:style-name="P3">Μεγάλος αριθμός πελατών μπορεί να έχει πρόσβαση σε μια αγορά. Μεγάλη ευκολία για τον πωλητή.</text:p>
      <text:h text:style-name="P20" text:outline-level="3">Οφέλη δικτύου</text:h>
      <text:p text:style-name="P3">Όσο πιο μεγάλη γίνεται η αγορά σε χρήστες και προϊόντα τόσο πιο κερδοφόρα γίνεται η αγορά. <text:span text:style-name="T7">Δηλαδή υπάρχουν πελάτες, αγοραστές και καλές τιμές.</text:span></text:p>
      <text:h text:style-name="P20" text:outline-level="3">Οφέλη αγοράς</text:h>
      <text:p text:style-name="P3">Οι ιστότοποι δημοπρασιών δεν έχουν κόστη αποστολής ή αποθήκευσης απλά προσφέρουν πληροφορίες.</text:p>
      <text:h text:style-name="P18" text:outline-level="2"><text:soft-page-break/>Μειονεκτήματα της δημοπρασίας</text:h>
      <text:p text:style-name="P4">Κίνδυνοι και κόστη σε μια δημοπρασία υπάρχουν όπως και σε κάθε συναλλαγή. Παρακάτω αναφέρονται οι πιο κύριοι.</text:p>
      <text:h text:style-name="P20" text:outline-level="3">Άμεση αγορά</text:h>
      <text:p text:style-name="P3">Μια δημοπρασία μπορεί να διαρκέσει για ημέρες.</text:p>
      <text:h text:style-name="P20" text:outline-level="3">Παρακολούθηση τιμής</text:h>
      <text:p text:style-name="P3">Ο αγοραστής πρέπει να παρακολουθεί την εξέλιξη της τιμής.</text:p>
      <text:h text:style-name="P20" text:outline-level="3">Κόστος εξοπλισμού</text:h>
      <text:p text:style-name="P3">Ο αγοραστής πρέπει να έχει υπολογιστή, διαδίκτυο και γνώση. <text:span text:style-name="T8">Άρα υπάρχει ένα κόστος επένδυσης.</text:span></text:p>
      <text:h text:style-name="P20" text:outline-level="3">Ασφάλεια</text:h>
      <text:p text:style-name="P3">Ο καταναλωτής κινδυνεύει από ηλεκτρονική απάτη.</text:p>
      <text:h text:style-name="P20" text:outline-level="3">Επιπλέον κόστη</text:h>
      <text:p text:style-name="P3">Συσκευασία, κόστος αποστολής και ασφάλεια ανεβάζουν το κόστος. <text:span text:style-name="T8">Για τη μείσωση του κόστους έχουν επινοηθεί μηχανισμοί όπως:</text:span></text:p>
      <text:h text:style-name="Heading_20_2" text:outline-level="2">Μείωση κινδύνων σε ιστότοπους δημοπρασιών</text:h>
      <text:p text:style-name="P3">Για τη μείωση κινδύνων στις δημοπρασίες οι ιστότοποι έχουν προσθέσει τα παρακάτω λειτουργικά χαρακτηριστικά.</text:p>
      <text:h text:style-name="P20" text:outline-level="3">Σύστημα αξιολόγησης</text:h>
      <text:p text:style-name="P3">Οι καταναλωτές αναρτούν τη βαθμολογία τους σύμφωνα με την εμπειρία που είχαν. Έτσι ο πωλητής αξιολογείται και οι νέοι αγοραστές κρίνουν.</text:p>
      <text:h text:style-name="P20" text:outline-level="3">Λίστα παρακολούθησης</text:h>
      <text:p text:style-name="P3">Ο αγοραστής επιλέγει τις δημοπρασίες που τον ενδιαφέρουν και ενημερώνεται από το σύστημα για την εξέλιξη αυτών.</text:p>
      <text:h text:style-name="P20" text:outline-level="3">Αυτόματη προσφορά</text:h>
      <text:p text:style-name="P3">Το σύστημα, για λογαριασμό του αγοραστή, μπορεί να κάνει προσφορές αυξητικά μέχρι ένα προκαθορισμένο μέγιστο.</text:p>
      <text:h text:style-name="Heading_20_2" text:outline-level="2">Τύποι δημοπρασιών</text:h>
      <text:h text:style-name="Heading_20_3" text:outline-level="3">Αγγλική δημοπρασία</text:h>
      <text:p text:style-name="P3">Ένα αντικείμενο βγαίνει σε δημοπρασία από έναν πωλητή. Οι αγοραστές πλειοδοτούν και μέσα σε ένα προκαθορισμένο χρονικό διάστημα επιλέγεται ο πλειοδότης. Η τιμή πρέπει να ξεπερνά την ελάχιστη τιμή που έχει προκαθορίσει ο πωλητής αλλιώς μπορεί να αρνηθεί την πώληση.</text:p>
      <text:h text:style-name="Heading_20_3" text:outline-level="3"><text:soft-page-break/>Παραδοσιακή <text:span text:style-name="T9">Ολανδική</text:span> δημοπρασία.</text:h>
      <text:p text:style-name="P3">Μια παρτίδα από ίδια αντικείμενα βγαίνει στη δημοπρασία με μια αρχική τιμή και συγκεκριμένη χρονική διάρκεια. Με τα χρόνο η τιμή πέφτει μέχρι να βρεθεί αγοραστής.</text:p>
      <text:h text:style-name="Heading_20_3" text:outline-level="3"><text:span text:style-name="T9">Ολανδική</text:span> διαδικτυακή δημοπρασία.</text:h>
      <text:p text:style-name="P5">Πωλητές με ποσότητες ίδιου προϊόντος δημοπρατούν τη συνολική ποσότητα με μια αρχική ελάχιστη τιμή ανά τεμάχιο. Οι αγοραστές πλειοδοτούν σε ποσότητα και τιμή ανά τεμάχιο. Όταν έχει ζητηθεί όλη η ποσότητα οι αγοραστές πληρώνουν με την μικρότερη προσφερόμενη τιμή ανα τεμάχιο (<text:span text:style-name="T3">uniform</text:span> <text:span text:style-name="T3">pricing</text:span> <text:span text:style-name="T3">rule</text:span>). <text:span text:style-name="T10">Αν τα τεμάχια δεν φτάνουν, προηγείται αυτός που έκανε την μεγαλύτερη προσφορά. Βασική δηλαδή προϋπόθεση είναι να έχουν πωληθεί όλα τα τεμάχια σε μια ελάχιστη τιμή.</text:span></text:p>
      <text:h text:style-name="Heading_20_4" text:outline-level="4">Παράδειγμα</text:h>
      <text:p text:style-name="P6">Έστω προς πώληση 10 laptops.</text:p>
      <text:p text:style-name="P6">Στο παραkάνω παράδειγμα η τιμή κλείνει στα 736 διότι εκεί συμπληρώνεται το ποσό των 10 τεμαχίων.</text:p>
      <table:table table:name="Table2" table:style-name="Table2">
        <table:table-column table:style-name="Table2.A"/>
        <table:table-column table:style-name="Table2.B"/>
        <table:table-column table:style-name="Table2.C"/>
        <table:table-row>
          <table:table-cell table:style-name="Table2.A1" office:value-type="string">
            <text:p text:style-name="P6">JDMTKIS</text:p>
          </table:table-cell>
          <table:table-cell table:style-name="Table2.A1" office:value-type="string">
            <text:p text:style-name="P6">$750</text:p>
          </table:table-cell>
          <table:table-cell table:style-name="Table2.C1" office:value-type="string">
            <text:p text:style-name="P6">4</text:p>
          </table:table-cell>
        </table:table-row>
        <table:table-row>
          <table:table-cell table:style-name="Table2.A2" office:value-type="string">
            <text:p text:style-name="P6">KTTX</text:p>
          </table:table-cell>
          <table:table-cell table:style-name="Table2.A2" office:value-type="string">
            <text:p text:style-name="P6">$745</text:p>
          </table:table-cell>
          <table:table-cell table:style-name="Table2.C2" office:value-type="string">
            <text:p text:style-name="P6">3</text:p>
          </table:table-cell>
        </table:table-row>
        <table:table-row>
          <table:table-cell table:style-name="Table2.A2" office:value-type="string">
            <text:p text:style-name="P6">JB505</text:p>
          </table:table-cell>
          <table:table-cell table:style-name="Table2.A2" office:value-type="string">
            <text:p text:style-name="P6">$736</text:p>
          </table:table-cell>
          <table:table-cell table:style-name="Table2.C2" office:value-type="string">
            <text:p text:style-name="P6">4</text:p>
          </table:table-cell>
        </table:table-row>
        <table:table-row>
          <table:table-cell table:style-name="Table2.A2" office:value-type="string">
            <text:p text:style-name="P6">VAMP</text:p>
          </table:table-cell>
          <table:table-cell table:style-name="Table2.A2" office:value-type="string">
            <text:p text:style-name="P6">$730</text:p>
          </table:table-cell>
          <table:table-cell table:style-name="Table2.C2" office:value-type="string">
            <text:p text:style-name="P6">2</text:p>
          </table:table-cell>
        </table:table-row>
        <table:table-row>
          <table:table-cell table:style-name="Table2.A2" office:value-type="string">
            <text:p text:style-name="P6">DPVS</text:p>
          </table:table-cell>
          <table:table-cell table:style-name="Table2.A2" office:value-type="string">
            <text:p text:style-name="P6">$730</text:p>
          </table:table-cell>
          <table:table-cell table:style-name="Table2.C2" office:value-type="string">
            <text:p text:style-name="P6">1</text:p>
          </table:table-cell>
        </table:table-row>
        <table:table-row>
          <table:table-cell table:style-name="Table2.A2" office:value-type="string">
            <text:p text:style-name="P6">RSF34</text:p>
          </table:table-cell>
          <table:table-cell table:style-name="Table2.A2" office:value-type="string">
            <text:p text:style-name="P6">$725</text:p>
          </table:table-cell>
          <table:table-cell table:style-name="Table2.C2" office:value-type="string">
            <text:p text:style-name="P6">1</text:p>
          </table:table-cell>
        </table:table-row>
        <table:table-row>
          <table:table-cell table:style-name="Table2.A2" office:value-type="string">
            <text:p text:style-name="P6">CMCAL</text:p>
          </table:table-cell>
          <table:table-cell table:style-name="Table2.A2" office:value-type="string">
            <text:p text:style-name="P6">$725</text:p>
          </table:table-cell>
          <table:table-cell table:style-name="Table2.C2" office:value-type="string">
            <text:p text:style-name="P6">2</text:p>
          </table:table-cell>
        </table:table-row>
      </table:table>
      <text:p text:style-name="P7"/>
      <text:h text:style-name="Heading_20_3" text:outline-level="3">Αντίστροφη δημοπρασία</text:h>
      <text:p text:style-name="P3">Ο αγοραστής καθορίζει την τιμή με την οποία είναι πρόθυμος να αγοράσει ένα προϊόν ή υπηρεσία. Οι πωλητές προτείνουν τους εαυτούς τους και ο αγοραστής επιλέγει.</text:p>
      <text:h text:style-name="Heading_20_3" text:outline-level="3">Δημοπρασίες μαζικής αγοράς</text:h>
      <text:p text:style-name="P3">Όσο πιο μεγάλη είναι η ποσότητα αγοράς ενός προϊόντος τόσο η τιμή πέφτει. Έτσι, οι αγοραστές λειτουργούν συλλογικά και αγοράζουν μεγάλες ποσότητες σε μικρή τιμή. Ισχύει περισσότερο σε <text:span text:style-name="T3">B</text:span>2<text:span text:style-name="T3">B</text:span> ή <text:span text:style-name="T3">B</text:span>2<text:span text:style-name="T3">G</text:span> ιστότοπους.</text:p>
      <text:h text:style-name="Heading_20_3" text:outline-level="3">Name Your Own Price</text:h>
      <text:p text:style-name="P8">Ο αγοραστής καθορίζει τιμή και οι πωλητές καλούνται να πωλήσουν στην τιμή αυτή. Εκπρόσωπος αυτού του τύπου δημοπρασίας είναι η <text:a xlink:type="simple" xlink:href="http://www.priceline.com/" text:style-name="Internet_20_link" text:visited-style-name="Visited_20_Internet_20_Link">www.priceline.com</text:a>.</text:p>
      <text:h text:style-name="Heading_20_3" text:outline-level="3"><text:soft-page-break/><text:span text:style-name="T12">Δημοπρασίες για επαγγελματικές υπηρεσίες (</text:span>Professional Service Auctions<text:span text:style-name="T12">)</text:span></text:h>
      <text:p text:style-name="P9">Ο αγοραστής (συνήθως κάποια εταιρεία) προτείνει ένα έργο (project) και οι ενδιαφερόμενοι (freelancers) μειοδοτούν. Οι προσφορές είναι σφραγισμένες. <text:span text:style-name="T11">Εκπρόσωπος αυτού του τύπου δημοπρασίας είναι η </text:span>www.elance.com<text:span text:style-name="T11">.</text:span></text:p>
      <text:h text:style-name="Heading_20_2" text:outline-level="2">Παράγοντες προς θεώρηση σε μια δημοπρασία </text:h>
      <text:p text:style-name="P3">Οι παράγοντες που πρέπει να θεωρήσει μια επιχείρηση σε μια δημοπρασία είναι:</text:p>
      <text:h text:style-name="Heading_20_2" text:outline-level="2">Είδος προϊόντος</text:h>
      <text:p text:style-name="P3">Σπάνια και μοναδικά προϊόντα όπως εισιτήρια, ενοικίαση αυτοκινήτου κ.λπ.</text:p>
      <text:h text:style-name="Heading_20_3" text:outline-level="3">Προϊόντα με ημερομηνία λήξης</text:h>
      <text:p text:style-name="P3">Προϊόντα με ημερομηνία λήξης που λήγουν σύντομα, βγαίνουν στη δημοπρασία πριν λήξουν.</text:p>
      <text:h text:style-name="Heading_20_3" text:outline-level="3">Ανταγωνίσιμα προϊόντα</text:h>
      <text:p text:style-name="P3">Δεν πρέπει τα προϊόντα στη δημοπρασία να ανταγωνίζονται άλλα προϊόντα μας εκτός δημοπρασίας.</text:p>
      <text:h text:style-name="Heading_20_3" text:outline-level="3">Τύπος δημοπρασίας</text:h>
      <text:p text:style-name="P3">Κατά προτίμηση ο Αγγλικός τύπος όπου οι αγοραστές πλειοδοτούν. <text:span text:style-name="T14">Γενικά αναζητάμε πολλούς αγοραστές και λίγους ανταγωνιστές πωλητές.</text:span></text:p>
      <text:h text:style-name="Heading_20_3" text:outline-level="3">Αρχική τιμή</text:h>
      <text:p text:style-name="P3">Πρέπει να είναι ελκυστική για να έλκει περισσότερους πλειοδότες και κατά συνέπεια καλύτερη τιμή.</text:p>
      <text:h text:style-name="Heading_20_3" text:outline-level="3">Προσαυξήσεις</text:h>
      <text:p text:style-name="P3">Πρέπει να είναι μικρές για να γίνονται περισσότερες προσφορές και κατά συνέπεια καλύτερες τελικές τιμές.</text:p>
      <text:h text:style-name="Heading_20_3" text:outline-level="3">Χρονική διάρκεια</text:h>
      <text:p text:style-name="P3">Μεγαλύτερη χρονική διάρκεια μπορεί να δώσει καλύτερα αποτελέσματα. Μπορεί όμως να λειτουργήσει αρνητικά <text:span text:style-name="T15">(μέχρι 7 ημέρες)</text:span>.</text:p>
      <text:h text:style-name="Heading_20_3" text:outline-level="3">Ποσότητα</text:h>
      <text:p text:style-name="P3">Σε περίπτωση μεγάλων ποσοτήτων προϊόντων, καλό είναι να δημοπρατούνται σε μικρές ποσότητες που είναι πιο αναλώσιμες και επίσης οι δημοπρασίες να γίνονται σε διαφορετικά χρονικά διαστήματα.</text:p>
      <text:h text:style-name="Heading_20_3" text:outline-level="3">Κανόνας τιμής</text:h>
      <text:p text:style-name="P3">Επειδή οι αγοραστές προτιμούν την ίδια χαμηλή τιμή για όλους, καλό είναι να δημοπρατούνται τα προϊόντα σε διαφορετικούς ιστότοπους και διαφορετικούς χρόνους.</text:p>
      <text:h text:style-name="Heading_20_3" text:outline-level="3"><text:soft-page-break/>Κλειστές και ανοικτές προσφορές</text:h>
      <text:p text:style-name="P3">Μπορεί οι κλειστές προσφορές να είναι καλύτερες για τον πωλητή, αλλά η ψυχολογία του ανταγωνισμού μπορεί να δώσει καλύτερα αποτελέσματα στις ανοικτές.</text:p>
      <text:h text:style-name="Heading_20_2" text:outline-level="2">Καταχρήσεις και απάτες στις δημοπρασίες</text:h>
      <text:p text:style-name="P3">Μερικές από τις πιθανές απάτες σε μια δημοπρασία είναι:</text:p>
      <text:h text:style-name="Heading_20_3" text:outline-level="3">Κράχτες</text:h>
      <text:p text:style-name="P3">Χρησιμοποιούν εικονικούς λογαρισμούς για να ανεβάσουν ή να κατεβάσουν τις τιμές.</text:p>
      <text:h text:style-name="Heading_20_3" text:outline-level="3">Εκβιασμός</text:h>
      <text:p text:style-name="P3">Απειλές για αρνητικά σχόλια με αντάλλαγμα κάποιο κέρδος.</text:p>
      <text:h text:style-name="Heading_20_3" text:outline-level="3">Δυσφήμηση</text:h>
      <text:p text:style-name="P3">Μέσω e-mail γίνεται δυσφήμηση για έναν πωλητή.</text:p>
      <text:h text:style-name="Heading_20_3" text:outline-level="3">Μη πληρωμή</text:h>
      <text:p text:style-name="P3">Μη πληρωμή μετά από μια κανονική δημοπράτηση.</text:p>
      <text:h text:style-name="Heading_20_3" text:outline-level="3">Μη παράδοση</text:h>
      <text:p text:style-name="P3">Μη παράδοση προϊόντος μετά από πληρωμή.</text:p>
      <text:h text:style-name="Heading_20_3" text:outline-level="3">Μη πώληση</text:h>
      <text:p text:style-name="P3">Άρνηση απο τον πωλητή να πληρωθεί και να παραδόσει το προϊόν.</text:p>
      <text:h text:style-name="Heading_20_3" text:outline-level="3">Αναίρεση προσφοράς</text:h>
      <text:p text:style-name="P3">Αναίρεση προσφοράς μετά από προσφορά τιμής με σκοπό την αντίδραση των αγοραστών.</text:p>
      <text:h text:style-name="Heading_20_3" text:outline-level="3">Συνεννοημένη προσφορά</text:h>
      <text:p text:style-name="P3">Προσυνεννόηση με πλειοδότη ή μειοδότη για «στημένη» προσφορά.</text:p>
      <text:h text:style-name="Heading_20_3" text:outline-level="3">Έλεγχος Τιμής</text:h>
      <text:p text:style-name="P3">Συμφωνία πωλητών για ελάχιστες τιμές στα προϊόντα που πουλάνε.</text:p>
      <text:h text:style-name="Heading_20_3" text:outline-level="3">Αθέμιτος ανταγωνισμός</text:h>
      <text:p text:style-name="P3">Ένας πωλητής ειδοποιεί τους συμμετέχοντες σε μια δημοπρασία ότι προσφέρει το ίδιο προϊόν ή παρόμοιο σε καλύτερη τιμή.</text:p>
      <text:h text:style-name="Heading_20_2" text:outline-level="2">Μεγάλοι ιστότοποι δημοπρασιών</text:h>
      <text:h text:style-name="Heading_20_3" text:outline-level="3">Γενικ<text:span text:style-name="T13">ές</text:span> κατηγορί<text:span text:style-name="T13">ες</text:span></text:h>
      <table:table table:name="Table1" table:style-name="Table1">
        <table:table-column table:style-name="Table1.A"/>
        <table:table-column table:style-name="Table1.B"/>
        <table:table-row table:style-name="Table1.1">
          <table:table-cell table:style-name="Table1.A1" office:value-type="string">
            <text:p text:style-name="P24">eBay</text:p>
          </table:table-cell>
          <table:table-cell table:style-name="Table1.A1" office:value-type="string">
            <text:p text:style-name="P15">Ο μεγαλύτερος ιστότοπος με 89 εκατομμύρια επισκέπτες τον μήνα και εκατομμύρια προϊόντων.</text:p>
          </table:table-cell>
        </table:table-row>
        <table:table-row table:style-name="Table1.1">
          <table:table-cell table:style-name="Table1.A1" office:value-type="string">
            <text:p text:style-name="P24">uBid</text:p>
          </table:table-cell>
          <table:table-cell table:style-name="Table1.A1" office:value-type="string">
            <text:p text:style-name="P15">Αγορά για πλεονάζοντα προϊόντα<text:soft-page-break/></text:p>
          </table:table-cell>
        </table:table-row>
        <table:table-row table:style-name="Table1.1">
          <table:table-cell table:style-name="Table1.A1" office:value-type="string">
            <text:p text:style-name="P24">eBid</text:p>
          </table:table-cell>
          <table:table-cell table:style-name="Table1.A1" office:value-type="string">
            <text:p text:style-name="P15">Ανταγωνιστής του <text:span text:style-name="T1">eBay</text:span> με καλές προσφορές.</text:p>
          </table:table-cell>
        </table:table-row>
        <table:table-row table:style-name="Table1.1">
          <table:table-cell table:style-name="Table1.A1" office:value-type="string">
            <text:p text:style-name="P24">Bid4Assets</text:p>
          </table:table-cell>
          <table:table-cell table:style-name="Table1.A1" office:value-type="string">
            <text:p text:style-name="P24">Ρευστοποίηση πόρων</text:p>
          </table:table-cell>
        </table:table-row>
        <table:table-row table:style-name="Table1.1">
          <table:table-cell table:style-name="Table1.A1" office:value-type="string">
            <text:p text:style-name="P24">Auctions.samsclub</text:p>
          </table:table-cell>
          <table:table-cell table:style-name="Table1.A1" office:value-type="string">
            <text:p text:style-name="P15"><text:span text:style-name="T1">Sam</text:span>’<text:span text:style-name="T1">s</text:span> <text:span text:style-name="T1">Club</text:span> με ποικιλία προϊόντων.</text:p>
          </table:table-cell>
        </table:table-row>
      </table:table>
      <text:p text:style-name="P3"/>
      <text:h text:style-name="P21" text:outline-level="3"><text:span text:style-name="T13">Ειδικές</text:span> κατηγορί<text:span text:style-name="T13">ες</text:span></text:h>
      <table:table table:name="Table3" table:style-name="Table3">
        <table:table-column table:style-name="Table3.A"/>
        <table:table-column table:style-name="Table3.B"/>
        <table:table-row table:style-name="Table3.1">
          <table:table-cell table:style-name="Table3.A1" office:value-type="string">
            <text:p text:style-name="P25">bidz.com</text:p>
          </table:table-cell>
          <table:table-cell table:style-name="Table3.A1" office:value-type="string">
            <text:p text:style-name="P16">Δημοπρασίες για κοσμήματα</text:p>
          </table:table-cell>
        </table:table-row>
        <table:table-row table:style-name="Table3.1">
          <table:table-cell table:style-name="Table3.A1" office:value-type="string">
            <text:p text:style-name="P26">Racersauction</text:p>
          </table:table-cell>
          <table:table-cell table:style-name="Table3.A1" office:value-type="string">
            <text:p text:style-name="P16">Αν<text:span text:style-name="T14">τ</text:span>αλλακτικά για αγωνιστικά αυτοκίνητα</text:p>
          </table:table-cell>
        </table:table-row>
        <table:table-row table:style-name="Table3.1">
          <table:table-cell table:style-name="Table3.A1" office:value-type="string">
            <text:p text:style-name="P26">Philatelic Phantasies</text:p>
          </table:table-cell>
          <table:table-cell table:style-name="Table3.A1" office:value-type="string">
            <text:p text:style-name="P16">Δημοπρασίες για φιλοτελιστές</text:p>
          </table:table-cell>
        </table:table-row>
        <table:table-row table:style-name="Table3.1">
          <table:table-cell table:style-name="Table3.A1" office:value-type="string">
            <text:p text:style-name="P26">Teletrade</text:p>
          </table:table-cell>
          <table:table-cell table:style-name="Table3.A1" office:value-type="string">
            <text:p text:style-name="P26">Δημοπρασίες για νομίσματα</text:p>
          </table:table-cell>
        </table:table-row>
        <table:table-row table:style-name="Table3.1">
          <table:table-cell table:style-name="Table3.A1" office:value-type="string">
            <text:p text:style-name="P26">Oldandsold</text:p>
          </table:table-cell>
          <table:table-cell table:style-name="Table3.A1" office:value-type="string">
            <text:p text:style-name="P16">Δημοπρασίες για αντίκες</text:p>
          </table:table-cell>
        </table:table-row>
      </table:table>
      <text:p text:style-name="P10"/>
      <text:h text:style-name="Heading_20_2" text:outline-level="2">Συμπεριφορά πωλητών και αγοραστών</text:h>
      <text:p text:style-name="P11">Αν και δεν έχουν γίνει πολλές μελέτες, τα μέχρι τώρα στοιχεία δείχνουν ενδιαφέροντα συμπεράσματα.</text:p>
      <text:h text:style-name="P20" text:outline-level="3">Εξέλιξη κέρδους σε μια δημοπρασία</text:h>
      <text:p text:style-name="P3"><draw:frame draw:style-name="fr1" draw:name="Picture 21" text:anchor-type="as-char" svg:width="6.6874in" svg:height="3.7709in" draw:z-index="0"><draw:image xlink:href="Pictures/200000090000A42100005CC1398EF50BBBE94288.wmf" xlink:type="simple" xlink:show="embed" xlink:actuate="onLoad"/></draw:frame></text:p>
      <text:p text:style-name="P27">Πηγή: Vakrat και Seidmann.</text:p>
      <text:h text:style-name="P17" text:outline-level="2"><text:soft-page-break/>Κοινωνικά δίκτυα</text:h>
      <text:p text:style-name="P12">Τα κοινωνικά δίκτυα ξεκίνησαν με ειδικό περιεχόμενο αλλά στη συνέχεια πρόσθεσαν χαρακτηριστικά όπως αναζήτηση περιεχομένου, νέα αλλά και υπηρεσίες ηλεκτρονικού εμπορίου.</text:p>
      <text:p text:style-name="P2">Τα κοινωνικά δίκτυα περιλαμβάνουν:</text:p>
      <text:list xml:id="list7975879497957300709" text:style-name="WWNum43">
        <text:list-item>
          <text:p text:style-name="P32">Μία ομάδα ανθρώπων</text:p>
        </text:list-item>
        <text:list-item>
          <text:p text:style-name="P32">Διαμοίραση κοινωνικής αλληλεπίδρασης</text:p>
        </text:list-item>
        <text:list-item>
          <text:p text:style-name="P32">Κοινοί δεσμοί ανάμεσα στα μέλη</text:p>
        </text:list-item>
        <text:list-item>
          <text:p text:style-name="P32">Ένας χώρος (ιδεατός) όπου τα μέλη μπορούν να αλληλεπιδρούν μεταξύ τους</text:p>
        </text:list-item>
      </text:list>
      <text:h text:style-name="P19" text:outline-level="3">Τύποι κοινωνικών δικτύων</text:h>
      <text:h text:style-name="P23" text:outline-level="4">Γενικές κοινότητες</text:h>
      <text:p text:style-name="P2">Τα μέλη επικοινωνούν με ένα μεγάλο ακροατήριο χωρισμένο σε ομάδες. Ο σκοπός είναι να γραφτούν πολλά μέλη. Μπορεί να είναι εμπορικά ή μη εμπορικά.</text:p>
      <text:h text:style-name="P23" text:outline-level="4">Επαγγελματικά δίκτυα</text:h>
      <text:p text:style-name="P2">Τα μέλη μοιράζονται πληροφορίες, γνώμες, συζητήσεις κ.λπ. σχετικά με ένα κοινό επαγγελματικό αντικείμενο (ή χόμπι) όπως ιατρική, τέχνη, αρχιτεκτονική, εκπαίδευση κ.λπ.. Το κόστος λειτουργίας μπορεί να καλυφθεί από συνδρομές, προμήθειες από πωλήσεις, διαφήμιση.</text:p>
      <text:h text:style-name="P23" text:outline-level="4">Κοινού ενδιαφέροντος κοινότητες</text:h>
      <text:p text:style-name="P2">Τα μέλη συμμετέχουν σε συζητήσεις σε ένα θέμα κοινού ενδιαφέροντος όπως αυτοκίνητα, υγεία, ταξίδια κ.λπ.. Το κοινό εδώ είναι ιδιαίτερα ελκυστικό για το μάρκετινγκ.</text:p>
      <text:h text:style-name="P23" text:outline-level="4">Κοινότητες συγγένειας</text:h>
      <text:p text:style-name="P2">Τα μέλη έχουν κοινή (συγγενή) ταυτότητα σε θέματα όπως θρησκεία, εθνικότητα, γένος, πολιτική κ.λπ.. Το κόστος λειτουργίας μπορεί να καλυφθεί από συνδρομές, προμήθειες από πωλήσεις, διαφήμιση χορηγίες.</text:p>
      <text:h text:style-name="P23" text:outline-level="4">Κοινότητες χορηγών</text:h>
      <text:p text:style-name="P2">Δημιουργούνται από κυβερνητικούς, κερδοσκοπικούς ή μη κερδοσκοπικούς οργανισμούς με στόχο να διαμοιράσουν, να προωθήσουν ή να διαφημίσουν ιδέες, υπηρεσίες και προϊόντα. Δεν αποσκοπούν στο άμεσο κέρδος από τον ιστότοπο και μάλλον κοστίζει η συντήρησή τους.</text:p>
      <text:h text:style-name="P31" text:outline-level="2"><text:span text:style-name="T17">Πύλες (</text:span>Portals<text:span text:style-name="T17">)</text:span></text:h>
      <text:p text:style-name="P12">Με την εξέλιξη των κοινωνικών δικτύων και των <text:span text:style-name="T1">portals</text:span> η διαφορά ανάμεσα στα δύο γίνεται θολή.</text:p>
      <text:p text:style-name="P12"><text:soft-page-break/>Τα <text:span text:style-name="T1">portals</text:span> ξεκίνησαν ως μηχανές αναζήτησης, μετά πρόσθεσαν περιεχόμενο και στη συνέχεια χαρακτηριστικά κοινωνικών δικτύων όπως <text:span text:style-name="T1">chat</text:span> <text:span text:style-name="T1">rooms</text:span>, πίνακες ανακοινώσεων κ.λπ..</text:p>
      <text:h text:style-name="Heading_20_3" text:outline-level="3">Είδη portals</text:h>
      <text:h text:style-name="Heading_20_4" text:outline-level="4">Γενικ<text:span text:style-name="T16">ού</text:span> <text:span text:style-name="T16">περιεχομένου</text:span> (general-purpose)</text:h>
      <text:p text:style-name="P13">Προσελκύουν επισκέπτες από το γενικό ακροατήριο και προσπαθούν να “κρατήσουν” τους επισκέπτες προσφέροντας πιο ειδικό περιεχόμενο.</text:p>
      <text:h text:style-name="Heading_20_4" text:outline-level="4">Ειδικού περιεχομένου <text:span text:style-name="T16">(vertical portals)</text:span></text:h>
      <text:p text:style-name="P13">Προσελκύουν επισκέπτες από πιο συγκεκριμένο ακροατήριο και προσπαθούν να “κρατήσουν” τους επισκέπτες προσφέροντας ειδικό ποιοτικό και ποσοτικό περιεχόμενο.</text:p>
      <text:h text:style-name="P22" text:outline-level="3">Το επιχειρηματικό μοντέλο των Portals.</text:h>
      <text:p text:style-name="P14">Τα κέρδη σε μια πύλη προέρχονται από:</text:p>
      <table:table table:name="Table4" table:style-name="Table4">
        <table:table-column table:style-name="Table4.A"/>
        <table:table-column table:style-name="Table4.B"/>
        <table:table-row>
          <table:table-cell table:style-name="Table4.A1" office:value-type="string">
            <text:p text:style-name="P14">Γενική διαφήμιση</text:p>
          </table:table-cell>
          <table:table-cell table:style-name="Table4.B1" office:value-type="string">
            <text:p text:style-name="P14">Χρέωση με βάση τις θεάσεις και τα κλικ.</text:p>
          </table:table-cell>
        </table:table-row>
        <table:table-row>
          <table:table-cell table:style-name="Table4.A2" office:value-type="string">
            <text:p text:style-name="P14">Συμβόλαια από διαφημιστικές καμπάνιες</text:p>
          </table:table-cell>
          <table:table-cell table:style-name="Table4.B2" office:value-type="string">
            <text:p text:style-name="P14">Χρέωση για προβολή μετά από συμφωνία (συμβόλαιο)</text:p>
          </table:table-cell>
        </table:table-row>
        <table:table-row>
          <table:table-cell table:style-name="Table4.A2" office:value-type="string">
            <text:p text:style-name="P14">Προμήθειες από πωλήσεις</text:p>
          </table:table-cell>
          <table:table-cell table:style-name="Table4.B2" office:value-type="string">
            <text:p text:style-name="P14">Προμήθεις από διαφημιζόμενους για πωλήσεις</text:p>
          </table:table-cell>
        </table:table-row>
        <table:table-row>
          <table:table-cell table:style-name="Table4.A2" office:value-type="string">
            <text:p text:style-name="P14">Συνδρομές</text:p>
          </table:table-cell>
          <table:table-cell table:style-name="Table4.B2" office:value-type="string">
            <text:p text:style-name="P14">Συνδρομές για πρόσβαση σε ειδικό περιεχόμενο.</text:p>
          </table:table-cell>
        </table:table-row>
        <table:table-row>
          <table:table-cell table:style-name="Table4.A2" office:value-type="string">
            <text:p text:style-name="P14">Εφαρμογές και παιχνίδια</text:p>
          </table:table-cell>
          <table:table-cell table:style-name="Table4.B2" office:value-type="string">
            <text:p text:style-name="P14">Πωλήσεις παιχνιδιών και εφαρμογών. Με χρήση διαφημιστικών.</text:p>
          </table:table-cell>
        </table:table-row>
      </table:table>
      <text:p text:style-name="P12"/>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2"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1" style:font-size-asian="10pt" style:language-asian="el" style:country-asian="G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l" fo:country="GR" style:letter-kerning="true" style:font-name-asian="Calibri1" style:font-size-asian="10pt" style:language-asian="el" style:country-asian="G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break-before="page"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835in"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ize="10pt" style:font-size-asian="10pt" style:language-asian="el" style:country-asian="GR" style:font-size-complex="10pt"/>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0835in" fo:margin-bottom="0.139in" loext:contextual-spacing="true" fo:line-height="130%"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text-properties fo:font-size="10pt" style:font-size-asian="10pt" style:language-asian="el" style:country-asian="GR" style:font-size-complex="10pt"/>
    </style:style>
    <style:style style:name="Foot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text-properties fo:font-size="10pt" style:font-size-asian="10pt" style:language-asian="el" style:country-asian="GR"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language-asian="el" style:country-asian="GR" style:font-size-complex="8pt"/>
    </style:style>
    <style:style style:name="κουκίδα" style:family="paragraph" style:parent-style-name="Standard" style:default-outline-leve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Table_7e_LT_7e_Gliederung_20_1" style:display-name="Title and Tab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Gliederung_20_2" style:display-name="Title and Table~LT~Gliederung 2" style:family="paragraph" style:parent-style-name="Title_20_and_20_Tab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Table_7e_LT_7e_Gliederung_20_3" style:display-name="Title and Table~LT~Gliederung 3" style:family="paragraph" style:parent-style-name="Title_20_and_20_Tab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Table_7e_LT_7e_Gliederung_20_4" style:display-name="Title and Table~LT~Gliederung 4" style:family="paragraph" style:parent-style-name="Title_20_and_20_Tab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Table_7e_LT_7e_Gliederung_20_5" style:display-name="Title and Table~LT~Gliederung 5" style:family="paragraph" style:parent-style-name="Title_20_and_20_Tab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6" style:display-name="Title and Table~LT~Gliederung 6" style:family="paragraph" style:parent-style-name="Title_20_and_20_Tab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7" style:display-name="Title and Table~LT~Gliederung 7" style:family="paragraph" style:parent-style-name="Title_20_and_20_Tab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8" style:display-name="Title and Table~LT~Gliederung 8" style:family="paragraph" style:parent-style-name="Title_20_and_20_Tab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Gliederung_20_9" style:display-name="Title and Table~LT~Gliederung 9" style:family="paragraph" style:parent-style-name="Title_20_and_20_Tab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Table_7e_LT_7e_Titel" style:display-name="Title and Tab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Untertitel" style:display-name="Title and Tabl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Notizen" style:display-name="Title and Tab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Table_7e_LT_7e_Hintergrundobjekte" style:display-name="Title and Tab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Table_7e_LT_7e_Hintergrund" style:display-name="Title and Tab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language="el" fo:country="GR" fo:font-weight="bold" style:font-size-asian="14pt" style:language-asian="en" style:country-asian="US" style:font-weight-asian="bold"/>
    </style:style>
    <style:style style:name="Heading_20_2_20_Char" style:display-name="Heading 2 Char" style:family="text">
      <style:text-properties fo:color="#4f81bd" style:font-name="Cambria" fo:font-family="Cambria" style:font-family-generic="roman" style:font-pitch="variable" fo:font-size="13pt" fo:language="el" fo:country="GR" fo:font-weight="bold" style:font-size-asian="13pt" style:language-asian="en" style:country-asian="US" style:font-weight-asian="bold"/>
    </style:style>
    <style:style style:name="Heading_20_3_20_Char" style:display-name="Heading 3 Char" style:family="text">
      <style:text-properties fo:color="#4f81bd" style:font-name="Cambria" fo:font-family="Cambria" style:font-family-generic="roman" style:font-pitch="variable" fo:font-size="11pt" fo:language="el" fo:country="GR" fo:font-weight="bold" style:font-size-asian="11pt" style:language-asian="en" style:country-asian="US" style:font-weight-asian="bold"/>
    </style:style>
    <style:style style:name="Heading_20_4_20_Char" style:display-name="Heading 4 Char" style:family="text">
      <style:text-properties fo:color="#4f81bd" style:font-name="Cambria" fo:font-family="Cambria" style:font-family-generic="roman" style:font-pitch="variable" fo:font-size="11pt" fo:language="el" fo:country="GR" fo:font-style="italic" fo:font-weight="bold" style:font-size-asian="11pt" style:language-asian="en" style:country-asian="US" style:font-style-asian="italic" style:font-weight-asian="bold"/>
    </style:style>
    <style:style style:name="Heading_20_5_20_Char" style:display-name="Heading 5 Char" style:family="text">
      <style:text-properties fo:color="#243f60" style:font-name="Cambria" fo:font-family="Cambria" style:font-family-generic="roman" style:font-pitch="variable"/>
    </style:style>
    <style:style style:name="Heading_20_6_20_Char" style:display-name="Heading 6 Char" style:family="text">
      <style:text-properties style:font-name="Calibri" fo:font-family="Calibri" style:font-family-generic="roman" style:font-pitch="variable" fo:font-weight="bold" style:language-asian="en" style:country-asian="US"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75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5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75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756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75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75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756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75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75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902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45in" fo:margin-left="0in" fo:margin-right="0in" fo:margin-top="0.3547in" style:dynamic-spacing="tru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meta:initial-creator>
    <meta:editing-cycles>97</meta:editing-cycles>
    <meta:print-date>2015-01-04T21:08:00</meta:print-date>
    <meta:creation-date>2015-01-04T21:22:00</meta:creation-date>
    <dc:date>2016-01-10T12:15:07.671300311</dc:date>
    <meta:editing-duration>PT11H37M23S</meta:editing-duration>
    <meta:generator>LibreOffice/5.0.2.2$Linux_x86 LibreOffice_project/00m0$Build-2</meta:generator>
    <meta:document-statistic meta:table-count="4" meta:image-count="1" meta:object-count="0" meta:page-count="8" meta:paragraph-count="191" meta:word-count="1469" meta:character-count="10340" meta:non-whitespace-character-count="90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